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31cm"/>
    </style:style>
    <style:style style:name="gr3" style:family="graphic" style:parent-style-name="standard">
      <style:graphic-properties draw:textarea-horizontal-align="justify" draw:textarea-vertical-align="middle" draw:auto-grow-height="false" fo:min-height="0.751cm" fo:min-width="7.882cm"/>
    </style:style>
    <style:style style:name="gr4" style:family="graphic" style:parent-style-name="standard">
      <style:graphic-properties draw:textarea-horizontal-align="justify" draw:textarea-vertical-align="middle" draw:auto-grow-height="false" fo:min-height="0.751cm" fo:min-width="8.136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5.342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8.898cm"/>
    </style:style>
    <style:style style:name="gr7" style:family="graphic" style:parent-style-name="standard">
      <style:graphic-properties draw:textarea-horizontal-align="justify" draw:textarea-vertical-align="middle" draw:auto-grow-height="false" fo:min-height="0.751cm" fo:min-width="7.374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7.882cm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7.882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1.278cm"/>
    </style:style>
    <style:style style:name="gr11" style:family="graphic" style:parent-style-name="standard">
      <style:graphic-properties draw:textarea-horizontal-align="justify" draw:textarea-vertical-align="middle" draw:auto-grow-height="false" fo:min-height="0.251cm" fo:min-width="1.278cm"/>
    </style:style>
    <style:style style:name="gr12" style:family="graphic" style:parent-style-name="standard">
      <style:graphic-properties draw:textarea-horizontal-align="justify" draw:textarea-vertical-align="middle" draw:auto-grow-height="false" fo:min-height="1.084cm" fo:min-width="5.342cm"/>
    </style:style>
    <style:style style:name="gr13" style:family="graphic" style:parent-style-name="standard">
      <style:graphic-properties draw:textarea-horizontal-align="justify" draw:textarea-vertical-align="middle" draw:auto-grow-height="true" fo:min-height="0cm" fo:min-width="0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.3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.4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gr17" style:family="graphic" style:parent-style-name="standard">
      <style:graphic-properties draw:stroke="none" draw:fill="none" fo:min-height="1.01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draw:textarea-horizontal-align="left" draw:fit-to-size="false" style:shrink-to-fit="false" fo:min-height="8.884cm" text:animation="none"/>
    </style:style>
    <style:style style:name="pr5" style:family="presentation" style:parent-style-name="Default-title">
      <style:graphic-properties fo:min-height="2.91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fo:min-height="5.209cm"/>
    </style:style>
    <style:style style:name="pr8" style:family="presentation" style:parent-style-name="Default-outline1">
      <style:graphic-properties draw:fit-to-size="shrink-to-fit" style:shrink-to-fit="true" fo:min-height="8.884cm"/>
    </style:style>
    <style:style style:name="P1" style:family="paragraph">
      <loext:graphic-properties draw:fill-color="#ffffff"/>
      <style:text-properties fo:font-size="26pt" style:font-size-asian="26pt" style:font-size-complex="26p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27cm" svg:y="1.778cm" presentation:class="title" presentation:user-transformed="true">
          <draw:text-box>
            <text:p>Παρουσίαση βάσης δεδομένων Wordpress</text:p>
          </draw:text-box>
        </draw:frame>
        <draw:frame presentation:style-name="pr2" draw:text-style-name="P1" draw:layer="layout" svg:width="25.199cm" svg:height="9.134cm" svg:x="1.217cm" svg:y="5.842cm" presentation:class="subtitle" presentation:user-transformed="true">
          <draw:text-box>
            <text:p><text:span text:style-name="T1">Παρακάτω θα δούμε τους τύπους δεδομένων των πεδίων της βάσης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8cm" svg:height="13.97cm" svg:x="0.254cm" svg:y="0.508cm" presentation:class="outline" presentation:user-transformed="true">
          <draw:text-box>
            <text:list text:style-name="L3">
              <text:list-item>
                <text:p>BIGINT, αναπαριστά μεγάλους ακαίρεους αριθμούς μεταξύ -9223372036854775808 μέχρι 9223372036854775807</text:p>
                <text:p/>
              </text:list-item>
              <text:list-item>
                <text:p>INT, αναπαριστά ακαίρεους αριθμούς μεταξύ -2147483648 μέχρι 2147483647</text:p>
                <text:p/>
              </text:list-item>
              <text:list-item>
                <text:p>VARCHAR, αναπαριστά χαρακτηρες σε συμβολοσειρά μεταβλητού μήκους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914cm" svg:x="1.27cm" svg:y="-3.422cm" presentation:class="title" presentation:placeholder="true" presentation:user-transformed="true">
          <draw:text-box/>
        </draw:frame>
        <draw:frame presentation:style-name="pr6" draw:layer="layout" svg:width="25.199cm" svg:height="11.803cm" svg:x="1.4cm" svg:y="1.016cm" presentation:class="outline" presentation:user-transformed="true">
          <draw:text-box>
            <text:list text:style-name="L3">
              <text:list-item>
                <text:p text:style-name="P3">TEXT, αναπαριστά δεδομένα κειμένου εως 65,535 bytes</text:p>
                <text:p text:style-name="P3"/>
              </text:list-item>
              <text:list-item>
                <text:p text:style-name="P3"><text:span text:style-name="T2">MEDIUMTEXT, </text:span>αναπαριστά δεδομένα κειμένου εως 16 megabytes</text:p>
                <text:p text:style-name="P3"/>
              </text:list-item>
              <text:list-item>
                <text:p><text:span text:style-name="T2">TINYTEXT, <text:s/></text:span>αναπαριστά δεδομένα κειμένου εως 255 byt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LONGTEXT, αναπαριστά δεδομένα κειμένου εως </text:span>4 gigabytes</text:p>
                <text:p/>
                <text:p/>
              </text:list-item>
              <text:list-item>
                <text:p>DATETIME, αναπαριστά ενα συνδυασμό ημερομηνίας και ώρας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4.384cm" svg:height="6.945cm" svg:x="1.778cm" svg:y="4.064cm" presentation:class="title" presentation:user-transformed="true">
          <draw:text-box>
            <text:p>Παρακάτω θα δούμε σε διάγραμμα τις συσχετίσεις των πινάκων και λογους πληθικότητας 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217cm" svg:y="-3.556cm" presentation:class="title" presentation:placeholder="true" presentation:user-transformed="true">
          <draw:text-box/>
        </draw:frame>
        <draw:custom-shape draw:style-name="gr2" draw:text-style-name="P4" draw:layer="layout" svg:width="3.81cm" svg:height="1cm" svg:x="5.334cm" svg:y="2.256cm">
          <text:p text:style-name="P4">WP_USER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cm" svg:x="5.334cm" svg:y="3.923cm">
          <text:p text:style-name="P4">WP_USER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82cm" svg:height="1.001cm" svg:x="0.762cm" svg:y="10.59cm">
          <text:p text:style-name="P4">WP-TERM_TAXONOMY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36cm" svg:height="1.001cm" svg:x="0.508cm" svg:y="8.923cm">
          <text:p text:style-name="P4">WP_TERM_RELATIONSHIP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cm" svg:x="5.334cm" svg:y="7.257cm">
          <text:p text:style-name="P4">WP_POST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cm" svg:x="5.334cm" svg:y="5.59cm">
          <text:p text:style-name="P4">WP_POST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842cm" svg:height="1cm" svg:x="17.526cm" svg:y="2.256cm">
          <text:p text:style-name="P4">WP_COMMENT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842cm" svg:height="1cm" svg:x="17.526cm" svg:y="3.923cm">
          <text:p text:style-name="P4">WP_POST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842cm" svg:height="1cm" svg:x="17.526cm" svg:y="5.59cm">
          <text:p text:style-name="P4">WP_POSTMETA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9.398cm" svg:height="1cm" svg:x="17.526cm" svg:y="7.257cm">
          <text:p text:style-name="P4">WP_TERM_RELATIONSHIP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874cm" svg:height="1.001cm" svg:x="17.526cm" svg:y="8.923cm">
          <text:p text:style-name="P4">WP_TERM_TAXONOM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82cm" svg:height="1.001cm" svg:x="0.762cm" svg:y="12.257cm">
          <text:p text:style-name="P4">WP_TERM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8.382cm" svg:height="1cm" svg:x="0.762cm" svg:y="13.9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8.382cm" svg:height="1cm" svg:x="0.762cm" svg:y="13.924cm">
          <text:p text:style-name="P4">WP_COMMENT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82cm" svg:height="1.001cm" svg:x="17.526cm" svg:y="10.59cm">
          <text:p text:style-name="P4">WP_TERM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82cm" svg:height="1.001cm" svg:x="17.526cm" svg:y="12.257cm">
          <text:p text:style-name="P4">WP_TERM_META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8.382cm" svg:height="1cm" svg:x="17.526cm" svg:y="13.924cm">
          <text:p text:style-name="P4">WP_COMMENT_META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556cm" svg:height="1cm" svg:x="11.43cm" svg:y="0.589cm">
          <text:p text:style-name="P4">ΕΧΟΥΝ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3.556cm" svg:height="1cm" svg:x="11.43cm" svg:y="2.256cm">
          <text:p text:style-name="P4">ΓΡΑΦΟΥΝ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3.556cm" svg:height="1cm" svg:x="11.43cm" svg:y="3.923cm">
          <text:p text:style-name="P4">ΚΑΝΟΥΝ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3.556cm" svg:height="1cm" svg:x="11.43cm" svg:y="5.59cm">
          <text:p text:style-name="P4">ΕΧΟΥΝ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3.556cm" svg:height="1cm" svg:x="11.43cm" svg:y="7.257cm">
          <text:p text:style-name="P4">ΕΧΟΥΝ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draw:layer="layout" svg:width="3.556cm" svg:height="1.001cm" svg:x="11.43cm" svg:y="8.923cm">
          <text:p text:style-name="P4">ΕΧΟΥΝ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draw:layer="layout" svg:width="3.556cm" svg:height="1.001cm" svg:x="11.43cm" svg:y="10.59cm">
          <text:p text:style-name="P4">ΕΧΟΥΝ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draw:layer="layout" svg:width="3.556cm" svg:height="1.001cm" svg:x="11.43cm" svg:y="12.257cm">
          <text:p text:style-name="P4">ΕΧΟΥΝ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3.556cm" svg:height="1cm" svg:x="11.43cm" svg:y="13.924cm">
          <text:p text:style-name="P4">ΕΧΟΥΝ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4" draw:layer="layout" svg:width="5.842cm" svg:height="1.334cm" svg:x="17.526cm" svg:y="0.255cm">
          <text:p text:style-name="P4">WP_USERMETA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21cm" svg:height="0.962cm" svg:x="5.323cm" svg:y="0.476cm">
          <text:p text:style-name="P4">WP_<text:span text:style-name="T3">US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556cm" svg:height="1cm" svg:x="11.43cm" svg:y="0.589cm">
          <text:p text:style-name="P4">ΕΧΟΥΝΕ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5" draw:layer="layout" svg:width="0.853cm" svg:height="1.263cm" svg:x="9.815cm" svg:y="0.255cm">
          <draw:text-box>
            <text:p>1</text:p>
          </draw:text-box>
        </draw:frame>
        <draw:frame draw:style-name="gr15" draw:text-style-name="P5" draw:layer="layout" svg:width="0.959cm" svg:height="1.263cm" svg:x="15.911cm" svg:y="0.254cm">
          <draw:text-box>
            <text:p>N</text:p>
          </draw:text-box>
        </draw:frame>
        <draw:frame draw:style-name="gr14" draw:text-style-name="P5" draw:layer="layout" svg:width="0.853cm" svg:height="1.263cm" svg:x="9.815cm" svg:y="2.254cm">
          <draw:text-box>
            <text:p>1</text:p>
          </draw:text-box>
        </draw:frame>
        <draw:frame draw:style-name="gr14" draw:text-style-name="P5" draw:layer="layout" svg:width="0.853cm" svg:height="1.263cm" svg:x="9.815cm" svg:y="3.992cm">
          <draw:text-box>
            <text:p>1</text:p>
          </draw:text-box>
        </draw:frame>
        <draw:frame draw:style-name="gr16" draw:text-style-name="P5" draw:layer="layout" svg:width="0.852cm" svg:height="1.263cm" svg:x="15.912cm" svg:y="2.254cm">
          <draw:text-box>
            <text:p>N</text:p>
          </draw:text-box>
        </draw:frame>
        <draw:frame draw:style-name="gr16" draw:text-style-name="P5" draw:layer="layout" svg:width="0.853cm" svg:height="1.263cm" svg:x="15.911cm" svg:y="3.992cm">
          <draw:text-box>
            <text:p>N</text:p>
          </draw:text-box>
        </draw:frame>
        <draw:frame draw:style-name="gr16" draw:text-style-name="P5" draw:layer="layout" svg:width="0.853cm" svg:height="1.263cm" svg:x="15.911cm" svg:y="5.588cm">
          <draw:text-box>
            <text:p>N</text:p>
          </draw:text-box>
        </draw:frame>
        <draw:frame draw:style-name="gr16" draw:text-style-name="P5" draw:layer="layout" svg:width="0.853cm" svg:height="1.263cm" svg:x="9.815cm" svg:y="5.659cm">
          <draw:text-box>
            <text:p>1</text:p>
          </draw:text-box>
        </draw:frame>
        <draw:frame draw:style-name="gr16" draw:text-style-name="P5" draw:layer="layout" svg:width="0.853cm" svg:height="1.263cm" svg:x="9.815cm" svg:y="7.326cm">
          <draw:text-box>
            <text:p>1</text:p>
          </draw:text-box>
        </draw:frame>
        <draw:frame draw:style-name="gr16" draw:text-style-name="P5" draw:layer="layout" svg:width="0.853cm" svg:height="1.263cm" svg:x="15.911cm" svg:y="7.326cm">
          <draw:text-box>
            <text:p>N</text:p>
          </draw:text-box>
        </draw:frame>
        <draw:frame draw:style-name="gr16" draw:text-style-name="P5" draw:layer="layout" svg:width="0.853cm" svg:height="1.263cm" svg:x="15.911cm" svg:y="8.922cm">
          <draw:text-box>
            <text:p>1</text:p>
          </draw:text-box>
        </draw:frame>
        <draw:frame draw:style-name="gr16" draw:text-style-name="P5" draw:layer="layout" svg:width="0.853cm" svg:height="1.263cm" svg:x="9.815cm" svg:y="8.993cm">
          <draw:text-box>
            <text:p>N</text:p>
          </draw:text-box>
        </draw:frame>
        <draw:frame draw:style-name="gr17" draw:text-style-name="P6" draw:layer="layout" svg:width="0.853cm" svg:height="1.264cm" svg:x="16.002cm" svg:y="10.589cm">
          <draw:text-box>
            <text:p>1</text:p>
          </draw:text-box>
        </draw:frame>
        <draw:frame draw:style-name="gr17" draw:text-style-name="P6" draw:layer="layout" svg:width="0.853cm" svg:height="1.264cm" svg:x="16.002cm" svg:y="12.326cm">
          <draw:text-box>
            <text:p>N</text:p>
          </draw:text-box>
        </draw:frame>
        <draw:frame draw:style-name="gr17" draw:text-style-name="P6" draw:layer="layout" svg:width="0.853cm" svg:height="1.264cm" svg:x="9.815cm" svg:y="10.589cm">
          <draw:text-box>
            <text:p><text:span text:style-name="T4">N</text:span></text:p>
          </draw:text-box>
        </draw:frame>
        <draw:frame draw:style-name="gr17" draw:text-style-name="P6" draw:layer="layout" svg:width="0.853cm" svg:height="1.264cm" svg:x="9.815cm" svg:y="12.256cm">
          <draw:text-box>
            <text:p><text:span text:style-name="T4">1</text:span></text:p>
          </draw:text-box>
        </draw:frame>
        <draw:frame draw:style-name="gr17" draw:text-style-name="P6" draw:layer="layout" svg:width="0.853cm" svg:height="1.264cm" svg:x="9.815cm" svg:y="13.659cm">
          <draw:text-box>
            <text:p><text:span text:style-name="T4">1</text:span></text:p>
          </draw:text-box>
        </draw:frame>
        <draw:frame draw:style-name="gr17" draw:text-style-name="P6" draw:layer="layout" svg:width="0.853cm" svg:height="1.264cm" svg:x="15.911cm" svg:y="13.923cm">
          <draw:text-box>
            <text:p><text:span text:style-name="T4">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0.828cm" svg:height="5.842cm" svg:x="3.302cm" svg:y="4.318cm" presentation:class="outline" presentation:user-transformed="true">
          <draw:text-box>
            <text:list text:style-name="L3">
              <text:list-header>
                <text:p>Τέλος θα ορίσουμε πια είναι τα πρωτεύοντα κλειδιά και πιά είναι τα ξένα κλειδιά σε κάθε πίνακα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7" draw:layer="layout" svg:width="14.531cm" svg:height="15.496cm" svg:x="-0.053cm" svg:y="1.016cm" presentation:class="outline" presentation:user-transformed="true">
          <draw:text-box>
            <text:list text:style-name="L3">
              <text:list-item>
                <text:p><text:span text:style-name="T5">Πίνακας wp_user</text:span></text:p>
                <text:p><text:span text:style-name="T5"><text:s/></text:span><text:span text:style-name="T5">προτεύων κλειδί: user_id</text:span></text:p>
              </text:list-item>
              <text:list-item>
                <text:p><text:span text:style-name="T5">Πίνακας wp_posts</text:span></text:p>
                <text:p><text:span text:style-name="T5">προτεύων κλειδί: post_id, <text:s/>ξένο κλειδί: post_author</text:span></text:p>
              </text:list-item>
              <text:list-item>
                <text:p text:style-name="P3"><text:span text:style-name="T5">Πίνακας wp_postmeta</text:span></text:p>
                <text:p><text:span text:style-name="T5">προτεύων </text:span><text:span text:style-name="T6">κλειδί</text:span><text:span text:style-name="T5">: meta_id <text:s/>ξένο κλειδί: post_id</text:span></text:p>
              </text:list-item>
              <text:list-item>
                <text:p text:style-name="P3"><text:span text:style-name="T5">Πίνακας wp_usermeta</text:span></text:p>
                <text:p><text:span text:style-name="T5">προτεύων κλειδί: umeta_id, <text:s/>ξένο κλειδί: user_id</text:span></text:p>
              </text:list-item>
              <text:list-item>
                <text:p text:style-name="P3"><text:span text:style-name="T5">Πίνακας wp_comments</text:span></text:p>
                <text:p><text:span text:style-name="T5">προτεύων κλειδί: comment_id, <text:s/>ξένο κλειδί : user_id</text:span></text:p>
              </text:list-item>
              <text:list-item>
                <text:p text:style-name="P3"><text:span text:style-name="T5">Πίνακας wp_comment_meta</text:span></text:p>
                <text:p><text:span text:style-name="T5">προτεύων κλειδί: meta_id, <text:s/>ξένο κλειδί : comment_id</text:span></text:p>
              </text:list-item>
              <text:list-item>
                <text:p text:style-name="P3"><text:span text:style-name="T5">Πίνακας wp_term_relatiosnhips </text:span></text:p>
                <text:p><text:span text:style-name="T5">προτεύων κλειδί: object_id, <text:s/>ξένο κλειδί : term_taxonomy_id</text:span></text:p>
              </text:list-item>
            </text:list>
          </draw:text-box>
        </draw:frame>
        <draw:frame presentation:style-name="pr8" draw:text-style-name="P7" draw:layer="layout" svg:width="14.531cm" svg:height="15.496cm" svg:x="13.469cm" svg:y="1.014cm" presentation:class="outline" presentation:user-transformed="true">
          <draw:text-box>
            <text:list text:style-name="L3">
              <text:list-item>
                <text:p><text:span text:style-name="T5">Πίνακας wp_term_taxonomy</text:span></text:p>
                <text:p><text:span text:style-name="T7"><text:s/></text:span><text:span text:style-name="T7">προτεύων κλειδί : term_taxonomy_id, <text:s/></text:span><text:span text:style-name="T5">ξένο κλειδί : term_id</text:span></text:p>
              </text:list-item>
              <text:list-item>
                <text:p><text:span text:style-name="T5">Πίνακας wp_terms</text:span></text:p>
                <text:p><text:span text:style-name="T5">προτεύων κλειδί : term_id </text:span></text:p>
              </text:list-item>
              <text:list-item>
                <text:p text:style-name="P3"><text:span text:style-name="T5">Πίνακας wp_termmeta</text:span></text:p>
                <text:p><text:span text:style-name="T5">προτεύων </text:span><text:span text:style-name="T6">κλειδί </text:span><text:span text:style-name="T5">: meta_id, <text:s/>ξένο κλειδί : term_id</text:span></text:p>
              </text:list-item>
              <text:list-item>
                <text:p text:style-name="P3"><text:span text:style-name="T5">Πίνακας wp_links</text:span></text:p>
                <text:p text:style-name="P3"><text:span text:style-name="T5">προτεύων </text:span><text:span text:style-name="T6">κλειδί </text:span><text:span text:style-name="T5">: link_id</text:span></text:p>
              </text:list-item>
              <text:list-item>
                <text:p text:style-name="P3"><text:span text:style-name="T5">Πίνακας wp_options</text:span></text:p>
                <text:p text:style-name="P3"><text:span text:style-name="T5">προτεύων </text:span><text:span text:style-name="T6">κλειδί </text:span><text:span text:style-name="T5">: option_id</text:span></text:p>
                <text:p><text:span text:style-name="T5"/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27T14:30:48.539000000</meta:creation-date>
    <dc:date>2023-05-27T16:52:21.807000000</dc:date>
    <meta:editing-duration>PT4M35S</meta:editing-duration>
    <meta:editing-cycles>2</meta:editing-cycles>
    <meta:generator>Neat_Office/6.2.8.2$Windows_x86 LibreOffice_project/</meta:generator>
    <meta:document-statistic meta:object-count="95"/>
  </office:meta>
</office:document-meta>
</file>